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reathe" svg:font-family="Wreath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67cm" svg:height="1.327cm" svg:x="2.397cm" svg:y="2.524cm">
          <draw:text-box>
            <text:p>Tooth brush design</text:p>
          </draw:text-box>
        </draw:frame>
        <draw:line draw:style-name="gr2" draw:text-style-name="P2" draw:layer="layout" svg:x1="1.635cm" svg:y1="3.54cm" svg:x2="1.635cm" svg:y2="12.43cm">
          <text:p/>
        </draw:line>
        <draw:line draw:style-name="gr2" draw:text-style-name="P3" draw:layer="layout" svg:x1="1.75cm" svg:y1="12.343cm" svg:x2="25.015cm" svg:y2="12.343cm">
          <text:p/>
        </draw:line>
        <draw:line draw:style-name="gr2" draw:text-style-name="P3" draw:layer="layout" svg:x1="1.78cm" svg:y1="12.343cm" svg:x2="27.924cm" svg:y2="12.343cm">
          <text:p/>
        </draw:line>
        <draw:line draw:style-name="gr2" draw:text-style-name="P3" draw:layer="layout" svg:x1="1.508cm" svg:y1="4.389cm" svg:x2="27.652cm" svg:y2="4.389cm">
          <text:p/>
        </draw:line>
        <draw:line draw:style-name="gr2" draw:text-style-name="P2" draw:layer="layout" svg:x1="27.682cm" svg:y1="3.921cm" svg:x2="27.682cm" svg:y2="12.343cm">
          <text:p/>
        </draw:line>
        <draw:line draw:style-name="gr2" draw:text-style-name="P2" draw:layer="layout" svg:x1="3.204cm" svg:y1="6.26cm" svg:x2="7.566cm" svg:y2="6.26cm">
          <text:p/>
        </draw:line>
        <draw:line draw:style-name="gr2" draw:text-style-name="P2" draw:layer="layout" svg:x1="3.204cm" svg:y1="10.472cm" svg:x2="7.566cm" svg:y2="10.4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reathe" svg:font-family="Wreath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Wreathe" fo:font-family="Wreathe" style:font-style-name="Regular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54cm" svg:stroke-color="#000000" draw:marker-start-width="0.584cm" draw:marker-end-width="0.584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1:06:07.344958152</meta:creation-date>
    <dc:date>2018-05-21T11:16:29.245794850</dc:date>
    <meta:editing-duration>PT10M21S</meta:editing-duration>
    <meta:editing-cycles>3</meta:editing-cycles>
    <meta:generator>LibreOffice/5.4.5.1$Linux_X86_64 LibreOffice_project/40m0$Build-1</meta:generator>
    <meta:document-statistic meta:object-count="8"/>
  </office:meta>
</office:document-meta>
</file>